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260000010E5AAC48EBE4F4A97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912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099cm" svg:height="2.278cm" svg:x="0.9cm" svg:y="1.122cm">
          <draw:image xlink:href="Pictures/10000201000007260000010E5AAC48EBE4F4A97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5-11T11:17:11.884468000</dc:date>
    <meta:editing-duration>PT3M55S</meta:editing-duration>
    <meta:editing-cycles>3</meta:editing-cycles>
    <meta:generator>LibreOffice/5.2.6.2$MacOSX_X86_64 LibreOffice_project/a3100ed2409ebf1c212f5048fbe377c281438fdc</meta:generator>
    <meta:document-statistic meta:object-count="1"/>
  </office:meta>
</office:document-meta>
</file>